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54ac3"/>
    </style:style>
    <style:style style:name="P2" style:family="paragraph" style:parent-style-name="Heading_20_1">
      <style:text-properties officeooo:rsid="00166726" officeooo:paragraph-rsid="00166726"/>
    </style:style>
    <style:style style:name="P3" style:family="paragraph" style:parent-style-name="Heading_20_1">
      <style:text-properties officeooo:rsid="001898f9" officeooo:paragraph-rsid="001898f9"/>
    </style:style>
    <style:style style:name="P4" style:family="paragraph" style:parent-style-name="Standard">
      <style:paragraph-properties fo:line-height="150%"/>
      <style:text-properties fo:font-size="11pt" officeooo:paragraph-rsid="00154ac3" style:font-size-asian="11pt" style:font-size-complex="11pt"/>
    </style:style>
    <style:style style:name="P5" style:family="paragraph" style:parent-style-name="Standard">
      <style:paragraph-properties fo:line-height="150%"/>
      <style:text-properties officeooo:paragraph-rsid="00154ac3"/>
    </style:style>
    <style:style style:name="P6" style:family="paragraph" style:parent-style-name="Text_20_body">
      <style:text-properties officeooo:paragraph-rsid="00154ac3"/>
    </style:style>
    <style:style style:name="P7" style:family="paragraph" style:parent-style-name="Text_20_body">
      <style:paragraph-properties fo:line-height="150%"/>
      <style:text-properties fo:font-size="11pt" officeooo:paragraph-rsid="00154ac3" style:font-size-asian="11pt" style:font-size-complex="11pt"/>
    </style:style>
    <style:style style:name="P8" style:family="paragraph" style:parent-style-name="Text_20_body">
      <style:text-properties officeooo:paragraph-rsid="0017253b"/>
    </style:style>
    <style:style style:name="P9" style:family="paragraph" style:parent-style-name="Text_20_body" style:list-style-name="L1">
      <style:text-properties officeooo:paragraph-rsid="0017253b"/>
    </style:style>
    <style:style style:name="P10" style:family="paragraph" style:parent-style-name="Text_20_body" style:list-style-name="L1">
      <style:text-properties officeooo:rsid="0017253b" officeooo:paragraph-rsid="0017253b"/>
    </style:style>
    <style:style style:name="P11" style:family="paragraph" style:parent-style-name="Text_20_body">
      <style:text-properties officeooo:paragraph-rsid="001898f9"/>
    </style:style>
    <style:style style:name="P12" style:family="paragraph" style:parent-style-name="Text_20_body">
      <style:text-properties officeooo:paragraph-rsid="0019f27b"/>
    </style:style>
    <style:style style:name="P13" style:family="paragraph" style:parent-style-name="Footnote">
      <style:text-properties officeooo:rsid="00154ac3" officeooo:paragraph-rsid="00154ac3"/>
    </style:style>
    <style:style style:name="P14" style:family="paragraph" style:parent-style-name="Footnote">
      <style:text-properties officeooo:rsid="00166726" officeooo:paragraph-rsid="00166726"/>
    </style:style>
    <style:style style:name="T1" style:family="text">
      <style:text-properties fo:font-size="20pt" style:font-size-asian="17.5pt" style:font-size-complex="20pt"/>
    </style:style>
    <style:style style:name="T2" style:family="text">
      <style:text-properties officeooo:rsid="00141719"/>
    </style:style>
    <style:style style:name="T3" style:family="text">
      <style:text-properties officeooo:rsid="00154ac3"/>
    </style:style>
    <style:style style:name="T4" style:family="text">
      <style:text-properties fo:font-size="11pt" officeooo:rsid="00154ac3" style:font-size-asian="11pt" style:font-size-complex="11pt"/>
    </style:style>
    <style:style style:name="T5" style:family="text">
      <style:text-properties officeooo:rsid="00166726"/>
    </style:style>
    <style:style style:name="T6" style:family="text">
      <style:text-properties officeooo:rsid="0016f1fc"/>
    </style:style>
    <style:style style:name="T7" style:family="text">
      <style:text-properties officeooo:rsid="0017253b"/>
    </style:style>
    <style:style style:name="T8" style:family="text">
      <style:text-properties officeooo:rsid="001898f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Communal.Network</text:span> <text:span text:style-name="T1">Whitepaper</text:span></text:p>
      <text:p text:style-name="Subtitle">Samuel Troper, Holocron.Foundatio<text:span text:style-name="T3">n</text:span></text:p>
      <text:h text:style-name="P2" text:outline-level="1">The problem, and some hope</text:h>
      <text:p text:style-name="P5"><text:tab/><text:span text:style-name="T4">Social networks have grown to unwieldy sizes. Facebook runs experiments on its users.</text:span><text:span text:style-name="T4"><text:note text:id="ftn0" text:note-class="footnote"><text:note-citation/><text:note-body><text:p text:style-name="P13">[[cite]]</text:p></text:note-body></text:note></text:span><text:span text:style-name="T4"> Governments run fake twitter accounts.</text:span><text:span text:style-name="T4"><text:note text:id="ftn1" text:note-class="footnote"><text:note-citation/><text:note-body><text:p text:style-name="P13">[[cite]]</text:p></text:note-body></text:note></text:span><text:span text:style-name="T4"> Many of these companies suffer data breaches.</text:span><text:span text:style-name="T4"><text:note text:id="ftn2" text:note-class="footnote"><text:note-citation/><text:note-body><text:p text:style-name="P13">[[cite]]</text:p></text:note-body></text:note></text:span><text:span text:style-name="T4"> These networks are censorable and are not truly global.</text:span><text:span text:style-name="T4"><text:note text:id="ftn3" text:note-class="footnote"><text:note-citation/><text:note-body><text:p text:style-name="P13">[[cite]]</text:p></text:note-body></text:note></text:span><text:span text:style-name="T4"> Many tech companies have started seeking lucrative contracts with the military industrial complex, others exist solely to serve these interests.</text:span><text:span text:style-name="T4"><text:note text:id="ftn4" text:note-class="footnote"><text:note-citation/><text:note-body><text:p text:style-name="P13">[[cite]]</text:p></text:note-body></text:note></text:span><text:span text:style-name="T4"> You have no control of your data, and you cannot take it to a competitor service. These networks also employ mysterious and harmful algorithms,</text:span><text:span text:style-name="T4"><text:note text:id="ftn5" text:note-class="footnote"><text:note-citation/><text:note-body><text:p text:style-name="P13">[[cite]]</text:p></text:note-body></text:note></text:span><text:span text:style-name="T4"> and are vulnerable to spam.</text:span></text:p>
      <text:p text:style-name="P4"><text:span text:style-name="T3"><text:tab/>These corporations do not act in the interest of most of their users because they are maintained almost exclusively by for-profit companies. These companies undertake the actions that will generate the most profits. Advertising and informational control generate these profits. Proprietary code fuels this process. Companies strive to sell you to advertisers, governments, and to control your information in the process. You are not a consumer, you are the product.</text:span></text:p>
      <text:p text:style-name="P4"><text:span text:style-name="T3"><text:tab/>On the other hand, social networks do provide a beneficial ability to network and connect both with old friends, strangers, and to forge new friendships. They can also disperse information quicker and more freely than most other historical mediums. There are benefits to using a social network. It would be ignorant to reject them entirely because of the actions of the first few. The first iterations of most ideas are not truly successful, it takes observing the successes and failures to allow us to progress beyond the initial conceptions.</text:span></text:p>
      <text:p text:style-name="P7"><text:span text:style-name="T2"><text:tab/>New technology and hindsight can enable us to build out a new, better, communal network. Therefore, I’m excited to introduce you to Communal.Network, a new paradigm in social networking, a public domain, open source, decentralized, social network that puts you back in control.</text:span></text:p>
      <text:h text:style-name="P1" text:outline-level="1"><text:soft-page-break/><text:span text:style-name="T3">Communal.Network</text:span></text:h>
      <text:p text:style-name="P6"><text:tab/><text:span text:style-name="T3">A solution to these problems must be independent of any corporation, government, or individual. Communal.Network solves this by being open source and public domain.</text:span><text:span text:style-name="T3"><text:note text:id="ftn6" text:note-class="footnote"><text:note-citation/><text:note-body><text:p text:style-name="P13">The license is, technically, CC0, which functions like releasing the code to the public domain. [[cite]]</text:p></text:note-body></text:note></text:span><text:span text:style-name="T3"> This immediately cuts out the problems driven by profit seeking behavior.</text:span></text:p>
      <text:p text:style-name="P6"><text:tab/><text:span text:style-name="T5">Open sourcing and releasing the code to the public domain also enables transparency – no experiments,</text:span><text:span text:style-name="T5"><text:note text:id="ftn13" text:note-class="footnote"><text:note-citation/><text:note-body><text:p text:style-name="P14">[[Cite]]</text:p></text:note-body></text:note></text:span><text:span text:style-name="T5"> no mysterious algorithms,</text:span><text:span text:style-name="T5"><text:note text:id="ftn14" text:note-class="footnote"><text:note-citation/><text:note-body><text:p text:style-name="P14">[[Cite]]</text:p></text:note-body></text:note></text:span><text:span text:style-name="T5"> and no data breaches.</text:span><text:span text:style-name="T5"><text:note text:id="ftn12" text:note-class="footnote"><text:note-citation/><text:note-body><text:p text:style-name="P14">[[Cite]]</text:p></text:note-body></text:note></text:span></text:p>
      <text:p text:style-name="P6"><text:tab/><text:span text:style-name="T3">A solution to these problems must also be able to perpetually exist – a social network without any chance of longevity will not gain a userbase, and will not last. In lieu of traditional servers, Communal.Network will exist on the Ethereum Blockchain.</text:span><text:span text:style-name="T3"><text:note text:id="ftn7" text:note-class="footnote"><text:note-citation/><text:note-body><text:p text:style-name="P13">[[Cite]]</text:p></text:note-body></text:note></text:span></text:p>
      <text:p text:style-name="P6"><text:tab/><text:span text:style-name="T5">Using the Ethereum Blockchain also enables the network to be global and censor resistant,</text:span><text:span text:style-name="T5"><text:note text:id="ftn8" text:note-class="footnote"><text:note-citation/><text:note-body><text:p text:style-name="P14">[[Cite]]</text:p></text:note-body></text:note></text:span><text:span text:style-name="T5"> it allows your data to be portable,</text:span><text:span text:style-name="T5"><text:note text:id="ftn9" text:note-class="footnote"><text:note-citation/><text:note-body><text:p text:style-name="P14">[[Cite]]</text:p></text:note-body></text:note></text:span><text:span text:style-name="T5"> it deters spam,</text:span><text:span text:style-name="T5"><text:note text:id="ftn10" text:note-class="footnote"><text:note-citation/><text:note-body><text:p text:style-name="P14">[[Cite]]</text:p></text:note-body></text:note></text:span><text:span text:style-name="T5"> it makes running false accounts more difficult,</text:span><text:span text:style-name="T5"><text:note text:id="ftn11" text:note-class="footnote"><text:note-citation/><text:note-body><text:p text:style-name="P14">[[Cite]]</text:p></text:note-body></text:note></text:span><text:span text:style-name="T5"> and it enables functionality without reliance upon advertisers or funding from the military-industrial complex.</text:span><text:span text:style-name="T5"><text:note text:id="ftn15" text:note-class="footnote"><text:note-citation/><text:note-body><text:p text:style-name="P14">[[Cite]]</text:p></text:note-body></text:note></text:span></text:p>
      <text:p text:style-name="P6"><text:tab/><text:span text:style-name="T5">An open source, Ethereum-driven social network solves many of the issues plaguing the internet today, and the solution is closer than you might think.</text:span></text:p>
      <text:h text:style-name="Heading_20_1" text:outline-level="1">Design</text:h>
      <text:p text:style-name="P8"><text:tab/><text:span text:style-name="T6">Communal.Network is designed to be simple, understandable, minimal and modular:</text:span></text:p>
      <text:list xml:id="list3523031934" text:style-name="L1">
        <text:list-item>
          <text:p text:style-name="P10">Simple: If the network is not simple, then the network runs the risk of being too complex to be understood, even with the benefit of being open sourced. There is no point crafting a network that is a confusing mess, even if you can peer into it.</text:p>
        </text:list-item>
        <text:list-item>
          <text:p text:style-name="P10">Understandable: The code should be human readable, and commented when necessary, for the same reasons outlined under simple.</text:p>
        </text:list-item>
        <text:list-item>
          <text:p text:style-name="P10">Minimal: Keeping the network minimal reduces the amount of data used, and reduces potential points of failure. At present, the only points of failure are a failure of the Ethereum Network (or a failure in your ability to access it), and you, personally, being <text:soft-page-break/>hacked. We never touch passwords. You sign your messages and posts. Keeping the network minimal also reduces the costs associated with using the network.</text:p>
        </text:list-item>
        <text:list-item>
          <text:p text:style-name="P9"><text:span text:style-name="T7">Modular: Modularity enables the network to become exactly what you want it to be. You could use the bare minimum interface (even interacting with it via a console if you like) or you could expand the functions. Initial modules include items like usernames, the ability to vote on posts, starring posts, and more. Anyone can build a module as well – there is no special access, no limits, to what you can do.</text:span></text:p>
        </text:list-item>
      </text:list>
      <text:h text:style-name="Heading_20_1" text:outline-level="1">Code</text:h>
      <text:p text:style-name="P8"><text:span text:style-name="T7">Code is contained at </text:span><text:a xlink:type="simple" xlink:href="https://github.com/HolocronFoundation/Communal.Network" text:style-name="Internet_20_link" text:visited-style-name="Visited_20_Internet_20_Link">https://github.com/HolocronFoundation/Communal.Network</text:a>.</text:p>
      <text:h text:style-name="P3" text:outline-level="1">Proof of concept</text:h>
      <text:p text:style-name="P12"><text:span text:style-name="T8">You can view an early, unoptimized, closed-source, bloated implementation at </text:span><text:a xlink:type="simple" xlink:href="https://holocronfoundation.github.io/Communal.Network/" text:style-name="Internet_20_link" text:visited-style-name="Visited_20_Internet_20_Link">https://holocronfoundation.github.io/Communal.Network/</text:a>. <text:span text:style-name="T8">Accessing this proof of concept requires using a DApp browser or plugin, such as </text:span><text:a xlink:type="simple" xlink:href="https://metamask.io/" text:style-name="Internet_20_link" text:visited-style-name="Visited_20_Internet_20_Link"><text:span text:style-name="T8">MetaMask</text:span></text:a><text:span text:style-name="T8"> on PC or </text:span><text:a xlink:type="simple" xlink:href="https://wallet.coinbase.com/" text:style-name="Internet_20_link" text:visited-style-name="Visited_20_Internet_20_Link"><text:span text:style-name="T8">Coinbase Wallet</text:span></text:a><text:span text:style-name="T8"> on Android or iOS.</text:span></text:p>
      <text:p text:style-name="P11"><text:span text:style-name="T8">The current codebase is significantly improved, but is not ready for launch yet. You can help us prep for launch, and accelerate it, by contributing to our Kickstarter, or donating to the Holocron.Foundation, or by spreading the wo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fo:font-size="11pt" officeooo:rsid="0014067d"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4pt" fo:font-weight="bold" style:font-size-asian="12.25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Liberation Serif" fo:font-family="'Liberation Serif'" style:font-family-generic="roman" style:font-pitch="variable" fo:font-size="12pt" style:font-size-asian="12pt" style:font-size-complex="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Troper</meta:initial-creator>
    <meta:creation-date>2019-04-29T18:54:46.144876032</meta:creation-date>
    <dc:date>2019-05-01T22:12:48.404934914</dc:date>
    <dc:creator>Samuel Troper</dc:creator>
    <meta:editing-duration>PT10H8M</meta:editing-duration>
    <meta:editing-cycles>5</meta:editing-cycles>
    <meta:generator>LibreOffice/6.2.3.2$Linux_X86_64 LibreOffice_project/6bd8f51f0bb0f42344f66a65ca86e692fe0f70bc</meta:generator>
    <meta:document-statistic meta:table-count="0" meta:image-count="0" meta:object-count="0" meta:page-count="3" meta:paragraph-count="40" meta:word-count="796" meta:character-count="5150" meta:non-whitespace-character-count="4385"/>
  </office:meta>
</office:document-meta>
</file>